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text-shadow="0.0145in 0.0145in 0.0416in #000000" fo:color="#000000" fo:font-size="36pt" style:font-size-asian="36pt" style:font-size-complex="36pt"/>
    </style:style>
    <style:style style:name="P3" style:parent-style-name="Normal" style:family="paragraph">
      <style:paragraph-properties fo:text-align="center"/>
      <style:text-properties fo:text-shadow="0.0145in 0.0145in 0.0416in #000000" fo:color="#000000" fo:font-size="36pt" style:font-size-asian="36pt" style:font-size-complex="36pt"/>
    </style:style>
    <style:style style:name="P4" style:parent-style-name="Normal" style:family="paragraph">
      <style:paragraph-properties fo:text-align="center"/>
      <style:text-properties fo:text-shadow="0.0145in 0.0145in 0.0416in #000000" fo:color="#000000" fo:font-size="36pt" style:font-size-asian="36pt" style:font-size-complex="36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fo:font-size="16pt" style:font-size-asian="16pt" style:font-size-complex="16pt"/>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family="paragraph">
      <style:paragraph-properties fo:margin-top="0.1666in"/>
      <style:text-properties fo:font-weight="bold" style:font-weight-asian="bold" style:font-weight-complex="bold" fo:font-size="16pt" style:font-size-asian="16pt" style:font-size-complex="16pt"/>
    </style:style>
    <style:style style:name="P11" style:parent-style-name="Normal" style:family="paragraph">
      <style:paragraph-properties fo:margin-top="0.1666in"/>
    </style:style>
    <style:style style:name="P12" style:parent-style-name="Normal" style:family="paragraph">
      <style:paragraph-properties fo:margin-top="0.1666in"/>
      <style:text-properties fo:font-weight="bold" style:font-weight-asian="bold" style:font-weight-complex="bold" fo:font-size="16pt" style:font-size-asian="16pt" style:font-size-complex="16pt"/>
    </style:style>
    <style:style style:name="P13" style:parent-style-name="Normal" style:family="paragraph">
      <style:paragraph-properties fo:margin-top="0.1666in"/>
    </style:style>
    <style:style style:name="P14" style:parent-style-name="Normal" style:family="paragraph">
      <style:paragraph-properties fo:margin-top="0.1666in"/>
      <style:text-properties fo:font-weight="bold" style:font-weight-asian="bold" style:font-weight-complex="bold" fo:font-size="18pt" style:font-size-asian="18pt" style:font-size-complex="18pt"/>
    </style:style>
    <style:style style:name="P15" style:parent-style-name="Normal" style:family="paragraph">
      <style:paragraph-properties fo:margin-top="0.1666in"/>
    </style:style>
    <style:style style:name="P16" style:parent-style-name="Normal" style:family="paragraph">
      <style:paragraph-properties fo:margin-top="0.1666in"/>
      <style:text-properties fo:font-weight="bold" style:font-weight-asian="bold" style:font-weight-complex="bold" fo:font-size="16pt" style:font-size-asian="16pt" style:font-size-complex="16pt"/>
    </style:style>
    <style:style style:name="P17" style:parent-style-name="Normal" style:family="paragraph">
      <style:paragraph-properties fo:margin-top="0.1666in"/>
    </style:style>
    <style:style style:name="P18" style:parent-style-name="Normal" style:family="paragraph">
      <style:paragraph-properties fo:margin-top="0.1666in"/>
      <style:text-properties fo:font-weight="bold" style:font-weight-asian="bold" style:font-weight-complex="bold" fo:font-size="16pt" style:font-size-asian="16pt" style:font-size-complex="16pt"/>
    </style:style>
    <style:style style:name="P19" style:parent-style-name="Normal" style:family="paragraph">
      <style:paragraph-properties fo:margin-top="0.1666in"/>
    </style:style>
    <style:style style:name="P20" style:parent-style-name="Normal" style:family="paragraph">
      <style:paragraph-properties fo:margin-top="0.1666in"/>
      <style:text-properties fo:font-weight="bold" style:font-weight-asian="bold" style:font-weight-complex="bold" fo:font-size="16pt" style:font-size-asian="16pt" style:font-size-complex="16pt"/>
    </style:style>
    <style:style style:name="P21" style:parent-style-name="Normal" style:family="paragraph">
      <style:paragraph-properties fo:margin-top="0.1666in"/>
    </style:style>
    <style:style style:name="P22" style:parent-style-name="Normal" style:family="paragraph">
      <style:paragraph-properties fo:margin-top="0.1666in"/>
      <style:text-properties fo:font-weight="bold" style:font-weight-asian="bold" style:font-weight-complex="bold" fo:font-size="16pt" style:font-size-asian="16pt" style:font-size-complex="16pt"/>
    </style:style>
    <style:style style:name="P23" style:parent-style-name="Normal" style:family="paragraph">
      <style:paragraph-properties fo:margin-top="0.1666in"/>
    </style:style>
    <style:style style:name="P24" style:parent-style-name="Normal" style:family="paragraph">
      <style:text-properties fo:font-weight="bold" style:font-weight-asian="bold" style:font-weight-complex="bold" fo:font-size="16pt" style:font-size-asian="16pt" style:font-size-complex="16pt"/>
    </style:style>
    <style:style style:name="P25" style:parent-style-name="Normal" style:family="paragraph">
      <style:text-properties fo:font-weight="bold" style:font-weight-asian="bold" style:font-weight-complex="bold" fo:font-size="16pt" style:font-size-asian="16pt" style:font-size-complex="16p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59264" draw:id="id0" draw:style-name="a0" draw:name="Text Box 1" text:anchor-type="paragraph" svg:x="0in" svg:y="-0.59444in" svg:width="6.9375in" svg:height="1.79861in" style:rel-width="scale" style:rel-height="scale"><draw:text-box><text:p text:style-name="P2">2D Game Project<text:s/>report by</text:p><text:p text:style-name="P3">Mohammed Hassan Farooq</text:p><text:p text:style-name="P4"/></draw:text-box><svg:title/><svg:desc/></draw:frame></text:p>
      <text:p text:style-name="Normal"/>
      <text:p text:style-name="Normal"/>
      <text:p text:style-name="Normal"/>
      <text:p text:style-name="Normal"/>
      <text:p text:style-name="P5">Task 1 Level generation</text:p>
      <text:p text:style-name="Normal">A 2D array was made and it returns the TileType floor1, which is going to be the background or floor of the game. The size of the floor is (34, 17) which is the whole thing. A for loop was used in order to make the floor of the game.</text:p>
      <text:p text:style-name="P6">Task 2 - Adding a player</text:p>
      <text:p text:style-name="Normal">The code creates a player as a player object was made in the appropriate method (createPlayer()). Also, as the player is created in the game, the player also has a level of stamina because within the player object, the maxStamina is passed in the brackets. The maxStamina of the player is based on what the used had passed in the brackets. Alongside the maxStamina level, the player’s X and Y positions are also passed within the brackets. In the game, the player is placed based on what was passed for the X and Y positions.<text:s/></text:p>
      <text:p text:style-name="P7">Task 3 – Player movement</text:p>
      <text:p text:style-name="Normal">The player moves directions. At this point of the game, the player can move in four different directions (Left, Right, Up and Down) because a switch statement is made for the directions. For left and right, the X position of the player is adjusted i.e., to go left, the position X -1 and to go right, position X +1. For the directions up and down, the Y position of the player is adjusted i.e., to go up, the position Y -1 and to go down, the position Y + 1.</text:p>
      <text:p text:style-name="P8">Task 4 – Adding customers</text:p>
      <text:p text:style-name="Normal">The method ((addCustomers()) was modified. A constructor is created, and an array of the customers is created and this method returns customers. At this point, three customers were created. Plus, each of the customers are placed in the game according to what was set for them in terms of the X and Y coordinates. Just before where the X and Y positions are setted for the customers, the level of patience was setted.<text:s/></text:p>
      <text:p text:style-name="P9">Task 5 – Feeding customers</text:p>
      <text:p text:style-name="Normal">In the method (generateLevel()) the code places the TileType.FOOD1 (red food) in the game and the food in placed in term of what X and Y positions was setted for them in the square brackets. Secondly, if the player goes on the position of the food (TileType.FOOD1), it grabs the food because in the movePlayer method, a player object is called in order to grab the food if it is in the same position of the food. Additionally, if the player has food and they go in the same positions as the customers, the player object is called to give the food to the customers and feed them. Lastly, in the cleanFedCustomers method a for loop is created to go through all the customers. There are if statements for conditions such as, if the customers are not null and they be fed by the player, then they must disappear from the game and they do disappear from the game because a null code is used.</text:p>
      <text:soft-page-break/>
      <text:p text:style-name="P10">Task 6 – Customer movement</text:p>
      <text:p text:style-name="P11">The moveAllCustomers() and moveCustomer (Customer c) methods are modified. In the moveAllCustomers() method, a for loop is used to go through every customer and if there is any customer that is not null. A switch statement has been made in the moveCustomer (Customer c) method which is called “navigate”. It gets the X and Y positions of the customers and as the random attribute has been used, the customers move randomly when the user presses on any the key arrows. The reason why the customers move is random direction when the user presses on any of the key arrows is because the same code has been done for all four directions (Up, Down, Left and Right).<text:s/></text:p>
      <text:p text:style-name="P12">Task 7 – Improved level generation</text:p>
      <text:p text:style-name="P13">The GenerateLevel method was modified, tables were put into the game, and they were placed randomly to create more dynamic levels. A nested loop was used to fill in the length and the width of the game with the TileType wall. Doors were put randomly but only on the length and the width of the game. TileType floor2 was use around the food to make it look like a kitchen.</text:p>
      <text:p text:style-name="P14">Task 8 – Better player movement</text:p>
      <text:p text:style-name="P15">In the movePlayer method, a Boolean has been made called clash. In order for the player to not go through objects such as, tables, walls and foods, within the ‘direction’ switch statement, a bunch of if conditions have been made that if the X and Y positions of the player is equal to a wall or table, the clash Boolean will be true and the same has been done for all four directions (Up, Down, Left and Right). On the other hand, if the players X and Y positions is equal to any of the food types, the clash Boolean will be true but this time the player just grabs the food without having to over the food item.</text:p>
      <text:p text:style-name="P16">Task 9 – Better customer movement</text:p>
      <text:p text:style-name="P17">To expand on the customer movement by them not going through walls, tables and food items. The moveCustomer (Customer c) method had been modified. many if conditions have been made in the ‘navigate’ switch statement. If the X and Y positions of the customers is not equal to a wall, table or food item, then the customer can move and that same condition has been pasted in to all four directions, so the same rule applies when the customer is going Up, Down, Left or Right. The only way the customer doesn’t move into, is the wall, table and the food types.</text:p>
      <text:p text:style-name="P18">Task 10 – Sitting customers</text:p>
      <text:p text:style-name="P19">In order to get the customers to sit at the table, the moveCustomer (Customer c) method had been modified. some conditions had been made outside the ‘navigate’ switch statement (customers movement). If the customer goes right (X coordinate + 1), it equals to the table. Same condition is done for going up (Y coordinate + 1) and all the other directions. So, in this case, which ever direction the customer goes (Up, Down, Left and Right) the customer will not move but stay at the table.</text:p>
      <text:p text:style-name="P20">Task 11 – Expanded menu</text:p>
      <text:soft-page-break/>
      <text:p text:style-name="P21">The generateLevel (generateLevel()) method was modified as the other food types were added and in the game, they were placed based on what X and Y positions were setted for them. In the addCustomer (addCustomer()) method, within the brackets of the customer object, the food type was declared alongside maxPatience and coordinates of positions. In total there are 3 customers in the addCustomer (addCustomer()) method. In the game, the colour of one of the customers is red, the other one is green and the last one is brown. The movePlayer method has been modified with some conditions (if/else statements). At this point, the brown customer can only eat the brown food, the green customer can only eat the green food and the red customer can only eat the red food.</text:p>
      <text:p text:style-name="P22">Task 12 – impatient customers</text:p>
      <text:p text:style-name="P23">To reduce customer patience, this method (reduceCustomerPatience()) has been modified. A for loop has been made to go through all the customers and a condition was created. The condition was that if the customers are not null, the patience value must decrease by -1 every time it turns or moves. The customers patience reduces by - 1 because that setted for them. So, when they are not null, their patience must decrease by -1 every time they move</text:p>
      <text:p text:style-name="P24">Task 13 – Player stamina</text:p>
      <text:p text:style-name="Normal">In the GameEngine class, a void method was created called (increaseStamina()) and its job is to increase the players stamina by 5. Additionally, in the inputHandler class, within the keyPressed (keyPressed(KeyEvent e)) method, there is a switch statement and the switch statement has been modified with a default which increases the stamina. In the game, as the player turns or moves, the stamina decrease by one but if the user presses on any of the keyboard keys, the stamina of the player increases by 5.</text:p>
      <text:p text:style-name="P25">Task 14 – New levels</text:p>
      <text:p text:style-name="Normal">The allCustomersFed() method was called in the doTurn() method. Next, the allCustomersFed() method was modified. in that method, an integer was declared to count the number of customers that had been fed. Then a for loop was used to go through the length of the customers and if they were null then the fed count would increase. Then an if statement was added so that, if the fed count was equal to the length of the customers array, then the next level would be called. Finally, the code within the startGame() method was copied and pasted into the nextLevel() method and a code levelNumber++ was added at the end of the nextLevel() metho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extlayer--absolute" style:display-name="textlayer--absolut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ssan Farooq</meta:initial-creator>
    <dc:creator>Hassan Farooq</dc:creator>
    <meta:creation-date>2024-01-24T17:52:00Z</meta:creation-date>
    <dc:date>2024-01-24T17:52:00Z</dc:date>
    <meta:template xlink:href="Normal" xlink:type="simple"/>
    <meta:editing-cycles>2</meta:editing-cycles>
    <meta:editing-duration>PT60S</meta:editing-duration>
    <meta:document-statistic meta:page-count="3" meta:paragraph-count="15" meta:word-count="1189" meta:character-count="7956" meta:row-count="56" meta:non-whitespace-character-count="6782"/>
  </office:meta>
</office:document-meta>
</file>